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3928d"/>
    </style:style>
    <style:style style:name="P3" style:family="paragraph" style:parent-style-name="Standard">
      <style:text-properties officeooo:rsid="00011934" officeooo:paragraph-rsid="000399de"/>
    </style:style>
    <style:style style:name="P4" style:family="paragraph" style:parent-style-name="Standard">
      <style:text-properties officeooo:rsid="00011934" officeooo:paragraph-rsid="000e9dea"/>
    </style:style>
    <style:style style:name="P5" style:family="paragraph" style:parent-style-name="Standard">
      <style:text-properties officeooo:rsid="00011934" officeooo:paragraph-rsid="000fe851"/>
    </style:style>
    <style:style style:name="P6" style:family="paragraph" style:parent-style-name="Standard">
      <style:text-properties officeooo:rsid="0006c118" officeooo:paragraph-rsid="0006c118"/>
    </style:style>
    <style:style style:name="P7" style:family="paragraph" style:parent-style-name="Standard">
      <style:text-properties officeooo:rsid="0006c118" officeooo:paragraph-rsid="000399de"/>
    </style:style>
    <style:style style:name="P8" style:family="paragraph" style:parent-style-name="Standard">
      <style:text-properties officeooo:rsid="000ccd11" officeooo:paragraph-rsid="000ccd11"/>
    </style:style>
    <style:style style:name="P9" style:family="paragraph" style:parent-style-name="Standard">
      <style:text-properties officeooo:rsid="00011934" officeooo:paragraph-rsid="000fe851"/>
    </style:style>
    <style:style style:name="P10" style:family="paragraph" style:parent-style-name="Standard">
      <style:text-properties fo:color="#000000" style:font-name="Liberation Serif" fo:font-size="12pt" officeooo:rsid="00011934" officeooo:paragraph-rsid="001475ba" style:font-size-asian="12pt" style:font-size-complex="12pt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399de"/>
    </style:style>
    <style:style style:name="T4" style:family="text">
      <style:text-properties officeooo:rsid="0006c118"/>
    </style:style>
    <style:style style:name="T5" style:family="text">
      <style:text-properties officeooo:rsid="000ccd11"/>
    </style:style>
    <style:style style:name="T6" style:family="text">
      <style:text-properties fo:color="#3f7f5f" style:font-name="Monospace" fo:font-size="10pt" fo:background-color="#e8f2fe" loext:char-shading-value="0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8" style:family="text">
      <style:text-properties fo:color="#3f7f5f" fo:font-size="10pt" fo:background-color="#e8f2fe" loext:char-shading-value="0" style:font-size-asian="10pt"/>
    </style:style>
    <style:style style:name="T9" style:family="text">
      <style:text-properties fo:color="#3f7f5f" fo:font-size="10pt" style:text-underline-style="solid" style:text-underline-width="auto" style:text-underline-color="font-color" fo:background-color="#e8f2fe" loext:char-shading-value="0" style:font-size-asian="10pt"/>
    </style:style>
    <style:style style:name="T10" style:family="text">
      <style:text-properties fo:color="#3f7f5f" fo:background-color="#e8f2fe" loext:char-shading-value="0"/>
    </style:style>
    <style:style style:name="T11" style:family="text">
      <style:text-properties fo:color="#3f7f5f" style:text-underline-style="solid" style:text-underline-width="auto" style:text-underline-color="font-color" fo:background-color="#e8f2fe" loext:char-shading-value="0"/>
    </style:style>
    <style:style style:name="T12" style:family="text">
      <style:text-properties officeooo:rsid="00011934"/>
    </style:style>
    <style:style style:name="T13" style:family="text">
      <style:text-properties fo:color="#2a00ff" style:font-name="Monospace" fo:font-size="10pt" fo:background-color="#e8f2fe" loext:char-shading-value="0" style:font-size-asian="10pt"/>
    </style:style>
    <style:style style:name="T14" style:family="text">
      <style:text-properties fo:color="#2a00ff" fo:font-size="10pt" fo:background-color="#e8f2fe" loext:char-shading-value="0" style:font-size-asian="10pt"/>
    </style:style>
    <style:style style:name="T15" style:family="text">
      <style:text-properties fo:color="#2a00ff" fo:background-color="#e8f2fe" loext:char-shading-value="0"/>
    </style:style>
    <style:style style:name="T16" style:family="text">
      <style:text-properties fo:background-color="#e8f2fe" loext:char-shading-value="0"/>
    </style:style>
    <style:style style:name="T17" style:family="text">
      <style:text-properties fo:background-color="#e8f2fe" loext:char-shading-value="0"/>
    </style:style>
    <style:style style:name="T18" style:family="text">
      <style:text-properties style:text-underline-style="solid" style:text-underline-width="auto" style:text-underline-color="font-color" fo:background-color="#e8f2fe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fabric-samples/test-network</text:p>
      <text:p text:style-name="P1">./network.sh <text:s/><text:span text:style-name="T1">up </text:span>-ca -s couchdb</text:p>
      <text:p text:style-name="P1">./network.sh createChannel -c samplechannel</text:p>
      <text:p text:style-name="P1">./chaincodeJavaLifecycle.sh</text:p>
      <text:p text:style-name="P2">./chaincodeJavaLifecycle_<text:span text:style-name="T2">Product</text:span>.sh</text:p>
      <text:p text:style-name="P3">./chaincodeJavaLifecycle_<text:span text:style-name="T3">SupplyDemandChain.</text:span>sh</text:p>
      <text:p text:style-name="P3"/>
      <text:p text:style-name="P3">git add . <text:s text:c="5"/><text:span text:style-name="T4">(add </text:span>stages your files for tracking.<text:span text:style-name="T4">)</text:span></text:p>
      <text:p text:style-name="P3">git commit -m "First commit"</text:p>
      <text:p text:style-name="P3"/>
      <text:p text:style-name="P3">$ git remote add origin <text:s/>&lt;REMOTE_URL&gt; </text:p>
      <text:p text:style-name="P3"># Sets the new remote</text:p>
      <text:p text:style-name="P3">$ git remote -v</text:p>
      <text:p text:style-name="P3"># Verifies the new remote URL</text:p>
      <text:p text:style-name="P3"/>
      <text:p text:style-name="P3">git push origin main</text:p>
      <text:p text:style-name="P3"/>
      <text:p text:style-name="P3"/>
      <text:p text:style-name="P7"/>
      <text:p text:style-name="P6"/>
      <text:p text:style-name="P6">./gradlew fatJar</text:p>
      <text:p text:style-name="P6">java -jar producttransfer-all-1.0.jar</text:p>
      <text:p text:style-name="P6">java -Djava.library.path=/home/ates/IBM_CPLEX/cplex/bin/x86-64_linux -jar producttransfer-all-1.0.jar</text:p>
      <text:p text:style-name="P8"/>
      <text:p text:style-name="P6">Main-Class: producttransfer.Pharmacies</text:p>
      <text:p text:style-name="P1"/>
      <text:p text:style-name="P1"><text:s/>java -Djava.library.path=/home/ates/IBM_CPLEX/cplex/bin/x86-64_linux -jar producttransfer-<text:span text:style-name="T5">all-</text:span>1.0.jar "solveModel", "3","4", "41,35,96", "{{2, 3, 7}, {1, 1, 0}, {5, 3, 0}, {0.6, 0.25, 1}}" ,"1250,250,900,232.5"</text:p>
      <text:p text:style-name="P1"/>
      <text:p text:style-name="P4"><text:s/>java -Djava.library.path=/home/ates/IBM_CPLEX/cplex/bin/x86-64_linux -jar producttransfer-1.0.jar "solveModel", "3","4", "41,35,96", "{{2, 3, 7}, {1, 1, 0}, {5, 3, 0}, {0.6, 0.25, 1}}" ,"1250,250,900,232.5"</text:p>
      <text:p text:style-name="P4"/>
      <text:p text:style-name="P5"><text:s/>java <text:s/>-jar producttransfer-1.0.jar "solveModel", "3","4", "41,35,96", "{{2, 3, 7}, {1, 1, 0}, {5, 3, 0}, {0.6, 0.25, 1}}" ,"1250,250,900,232.5"</text:p>
      <text:p text:style-name="P5"/>
      <text:p text:style-name="P10">docker cp <text:span text:style-name="T16">/home/</text:span><text:span text:style-name="T18">ates</text:span><text:span text:style-name="T16">/IBM_CPLEX </text:span>002d4c4a33ca:/<text:span text:style-name="T16">root/chaincode-java/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2-07T09:06:50.145225916</dc:date>
    <meta:editing-duration>PT5H36M19S</meta:editing-duration>
    <meta:editing-cycles>16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127" meta:character-count="1233" meta:non-whitespace-character-count="1115"/>
  </office:meta>
</office:document-meta>
</file>